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fo:color="#6897bb" style:font-name="Times New Roman"/>
    </style:style>
    <style:style style:name="P13" style:family="paragraph" style:parent-style-name="Preformatted_20_Text">
      <style:text-properties fo:color="#a9b7c6" style:font-name="JetBrains Mono1"/>
    </style:style>
    <style:style style:name="P14" style:family="paragraph" style:parent-style-name="Preformatted_20_Text">
      <style:paragraph-properties fo:background-color="#ffffff">
        <style:background-image/>
      </style:paragraph-properties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808080" style:font-name="JetBrains Mono1"/>
    </style:style>
    <style:style style:name="P18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19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2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 style:list-style-name="L1"/>
    <style:style style:name="P23" style:family="paragraph" style:parent-style-name="Standard">
      <style:text-properties fo:color="#a9b7c6" style:font-name="Times New Roman"/>
    </style:style>
    <style:style style:name="P24" style:family="paragraph" style:parent-style-name="Text_20_body">
      <style:text-properties fo:color="#a9b7c6" style:font-name="JetBrains Mono1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2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 style:text-autospace="none"/>
    </style:style>
    <style:style style:name="P31" style:family="paragraph"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/>
    </style:style>
    <style:style style:name="T2" style:family="text">
      <style:text-properties fo:color="#cc7832" style:font-name="JetBrains Mono1"/>
    </style:style>
    <style:style style:name="T3" style:family="text">
      <style:text-properties fo:color="#8888c6"/>
    </style:style>
    <style:style style:name="T4" style:family="text">
      <style:text-properties fo:color="#8888c6" style:font-name="JetBrains Mono1"/>
    </style:style>
    <style:style style:name="T5" style:family="text">
      <style:text-properties fo:color="#a9b7c6"/>
    </style:style>
    <style:style style:name="T6" style:family="text">
      <style:text-properties fo:color="#a9b7c6" style:font-name="JetBrains Mono1"/>
    </style:style>
    <style:style style:name="T7" style:family="text">
      <style:text-properties fo:color="#6a8759"/>
    </style:style>
    <style:style style:name="T8" style:family="text">
      <style:text-properties fo:color="#6a8759" style:font-name="JetBrains Mono1"/>
    </style:style>
    <style:style style:name="T9" style:family="text">
      <style:text-properties fo:color="#ffc66d"/>
    </style:style>
    <style:style style:name="T10" style:family="text">
      <style:text-properties fo:color="#6897bb"/>
    </style:style>
    <style:style style:name="T11" style:family="text">
      <style:text-properties fo:color="#6897bb" style:font-name="JetBrains Mono1"/>
    </style:style>
    <style:style style:name="T12" style:family="text">
      <style:text-properties style:font-name="JetBrains Mono1"/>
    </style:style>
    <style:style style:name="T13" style:family="text">
      <style:text-properties fo:color="#aa4926"/>
    </style:style>
    <style:style style:name="T14" style:family="text">
      <style:text-properties fo:color="#808080"/>
    </style:style>
    <style:style style:name="T15" style:family="text">
      <style:text-properties fo:color="#808080" style:font-name="JetBrains Mono1"/>
    </style:style>
    <style:style style:name="T16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6897bb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6a8759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8888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aa492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44cm" fo:min-width="15.9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3.4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304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4.955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94cm" fo:min-width="13.7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Lösungsidee<text:tab/>2</text:p>
          <text:p text:style-name="P21">Umsetzung<text:tab/>3</text:p>
          <text:p text:style-name="P21">Beispiel<text:tab/>8</text:p>
          <text:p text:style-name="P21">Quellcode<text:tab/>8</text:p>
        </text:index-body>
      </text:table-of-content>
      <text:h text:style-name="Heading_20_1" text:outline-level="1"><draw:frame text:anchor-type="paragraph" draw:z-index="0" draw:style-name="gr1" draw:text-style-name="P29" svg:width="16.474cm" svg:height="3.296cm" svg:x="0.194cm" svg:y="3.614cm"><draw:text-box><text:p text:style-name="P28"><text:span text:style-name="T16">Junioraufgabe1 :Reimerei</text:span></text:p><text:p text:style-name="P28"><text:span text:style-name="T16"/></text:p><text:p text:style-name="P28"><text:span text:style-name="T16">Von Richard Guo, 2022</text:span></text:p></draw:text-box></draw:frame></text:h>
      <text:h text:style-name="P25" text:outline-level="1">Lösungsidee</text:h>
      <text:p text:style-name="Standard">Die Idee ist mit String Bearbeitungen(Python) zu checken ob sich Wörter reimen.</text:p>
      <text:p text:style-name="Standard">Dabei werden Teile von den jeweiligen Wörter genommen und mit andere Wörter verglichen.</text:p>
      <text:p text:style-name="Standard">Folgende Sachen müssen dabei beachtet werden:</text:p>
      <text:p text:style-name="Standard"/>
      <text:p text:style-name="Standard">1)Was ist ein Reim?Das heißt das Programm muss wissen was überhaupt ein Reim ist.</text:p>
      <text:p text:style-name="Standard"/>
      <text:p text:style-name="Standard">2)Jedes Wort mit jedes Wort zu vergleichen.Hier gibt es unterschiedliche Möglichkeiten.</text:p>
      <text:p text:style-name="Standard">Doch nach meiner Meinung nach ist strukturiert immer am besten.(Es ist nur meine Meinung).</text:p>
      <text:p text:style-name="Standard"/>
      <text:p text:style-name="Standard"><text:s/>Außerdem besteht die Regel 1 eigentlich aus mehreren Regeln.</text:p>
      <text:p text:style-name="Standard"><text:s/>Nämlich:</text:p>
      <text:p text:style-name="Standard"><text:s/>Sie haben dieselbe maßgebliche Vokalgruppe,nach der</text:p>
      <text:p text:style-name="Standard"><text:s/>maßgeblichen Vokalgruppe enthalten beide Wörter</text:p>
      <text:p text:style-name="Standard"><text:s/>dieselben Buchstaben in derselben Reihenfolge.</text:p>
      <text:p text:style-name="Standard"/>
      <text:p text:style-name="Standard"><text:s/></text:p>
      <text:p text:style-name="Standard"/>
      <text:p text:style-name="Standard"><text:s/></text:p>
      <text:p text:style-name="Standard"><text:s/>Das heißt der wichtigster Teil hier von einen Wort in Regel 1</text:p>
      <text:p text:style-name="Standard"><text:s/>ist nur von der maßgebliche Vokalgruppe(maßgebliche Vokalgruppe beihaltet) </text:p>
      <text:p text:style-name="Standard"><text:s/>bis zur Ende des Wortes wichtig(letzter Buchstabe auch beinhaltet).</text:p>
      <text:p text:style-name="Standard"><text:s/>Dann kontrolliert das Programm ob alle Buchstaben gleich sind.</text:p>
      <text:p text:style-name="Standard"><text:s/>Doch wegen eines Bugs die ich nicht finden konnte habe ich nochmal</text:p>
      <text:p text:style-name="Standard"><text:s/>hinzugefügt,dass die maßgebliche Vokalgruppe nochmal kontrolliert wird.</text:p>
      <text:p text:style-name="P1"><text:s text:c="2"/></text:p>
      <text:p text:style-name="P3"/>
      <text:h text:style-name="Heading_20_1" text:outline-level="1">Umsetzung</text:h>
      <text:p text:style-name="Standard">Ich habe meinen Programm in der Programmiersprache Python Version 3.9 geschrieben.</text:p>
      <text:p text:style-name="Standard">Das Programm muss nicht in vorherige Versionen funktionieren.</text:p>
      <text:p text:style-name="Standard">Die Wörter die sich dann reimen wird dann ausgegeben.</text:p>
      <text:p text:style-name="Standard"/>
      <text:p text:style-name="Standard">Als erstes wurde die Beispieldatei/Beispieleingaben heruntergeladen und der Encoder </text:p>
      <text:p text:style-name="Standard">ist UTF-8.</text:p>
      <text:p text:style-name="Standard">Dieser Datei wurde dann mit eine for-schleife durchgegangen und zu eine Wörterliste hinzugefügt.</text:p>
      <text:p text:style-name="Standard">Jedes mal beim Hinzufügen musste dann noch mal die Leerzeichen vor und hinter den </text:p>
      <text:p text:style-name="Standard">Wort entfernt werden mit .strip().</text:p>
      <text:p text:style-name="Standard"><draw:frame text:anchor-type="paragraph" draw:z-index="3" draw:style-name="gr4" draw:text-style-name="P31" svg:width="15.299cm" svg:height="5.206cm" svg:x="0.316cm" svg:y="0.286cm"><draw:text-box><text:p text:style-name="P30"><text:span text:style-name="T17">with </text:span><text:span text:style-name="T21">open</text:span><text:span text:style-name="T18">(</text:span><text:span text:style-name="T20">"woerterListe1.txt"</text:span><text:span text:style-name="T17">,</text:span><text:span text:style-name="T22">encoding</text:span><text:span text:style-name="T18">=</text:span><text:span text:style-name="T20">"utf8"</text:span><text:span text:style-name="T18">) </text:span><text:span text:style-name="T17">as </text:span><text:span text:style-name="T18">file:</text:span><text:span text:style-name="T18"><text:line-break/></text:span><text:span text:style-name="T18"> <text:s text:c="3"/></text:span><text:span text:style-name="T17">for </text:span><text:span text:style-name="T18">line </text:span><text:span text:style-name="T17">in </text:span><text:span text:style-name="T18">file:</text:span><text:span text:style-name="T18"><text:line-break/></text:span><text:span text:style-name="T18"> <text:s text:c="7"/>woerterListe.append(line.strip())</text:span><text:span text:style-name="T18"><text:line-break/></text:span><text:span text:style-name="T21">print</text:span><text:span text:style-name="T18">(woerterListe)</text:span><text:span text:style-name="T18"><text:line-break/></text:span><text:span text:style-name="T17">for </text:span><text:span text:style-name="T18">oneword </text:span><text:span text:style-name="T17">in </text:span><text:span text:style-name="T18">woerterListe:</text:span><text:span text:style-name="T18"><text:line-break/></text:span><text:span text:style-name="T18"> <text:s text:c="3"/></text:span><text:span text:style-name="T17">for </text:span><text:span text:style-name="T18">anotherWord </text:span><text:span text:style-name="T17">in </text:span><text:span text:style-name="T18">woerterListe:</text:span><text:span text:style-name="T18"><text:line-break/></text:span><text:span text:style-name="T18"> <text:s text:c="7"/></text:span><text:span text:style-name="T17">if </text:span><text:span text:style-name="T18">oneword == anotherWord:</text:span><text:span text:style-name="T18"><text:line-break/></text:span><text:span text:style-name="T18"> <text:s text:c="11"/></text:span><text:span text:style-name="T17">continue</text:span><text:span text:style-name="T17"><text:line-break/></text:span><text:span text:style-name="T17"> <text:s text:c="7"/></text:span><text:span text:style-name="T18">ifReim = checkifReim(oneword</text:span><text:span text:style-name="T17">,</text:span><text:span text:style-name="T18">anotherWord)</text:span><text:span text:style-name="T18"><text:line-break/></text:span><text:span text:style-name="T18"> <text:s text:c="7"/></text:span><text:span text:style-name="T17">if </text:span><text:span text:style-name="T18">ifReim == </text:span><text:span text:style-name="T17">True</text:span><text:span text:style-name="T18">:</text:span><text:span text:style-name="T18"><text:line-break/></text:span><text:span text:style-name="T18"> <text:s text:c="11"/></text:span><text:span text:style-name="T21">print</text:span><text:span text:style-name="T18">(oneword + </text:span><text:span text:style-name="T20">" und " </text:span><text:span text:style-name="T18">+ anotherWord + </text:span><text:span text:style-name="T20">" reimen sich."</text:span><text:span text:style-name="T18">)</text:span><text:span text:style-name="T18"><text:line-break/></text:span><text:span text:style-name="T18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Danach wird eine Funktion geschrieben(checkifReim) und dieser hat zwei </text:p>
      <text:p text:style-name="Standard">Eingaben.Wort1 und Wort2:</text:p>
      <text:p text:style-name="P6"><text:span text:style-name="T1">def </text:span><text:span text:style-name="T9">checkifReim</text:span><text:span text:style-name="T5">(wort1</text:span><text:span text:style-name="T1">,</text:span><text:span text:style-name="T5">wort2):</text:span></text:p>
      <text:p text:style-name="P5"/>
      <text:p text:style-name="Standard">Danach werden ein paar Variable in der Funktion definiert.</text:p>
      <text:p text:style-name="Standard">IfReim dient dazu am Ende auszugegeben ob wort1 und wort2 sich reimen:</text:p>
      <text:p text:style-name="P6"><text:span text:style-name="T5">ifReim = </text:span><text:span text:style-name="T1">True</text:span></text:p>
      <text:p text:style-name="P4"/>
      <text:p text:style-name="Standard">Danach werden noch 2 Variablen definiert.Dieser dienen dazu um die</text:p>
      <text:p text:style-name="Standard">Vokalen aus den jeweiligen Wörter zu speichern:</text:p>
      <text:p text:style-name="P7">vokaleausWort1 = vokaelauseinenWort(wort1)</text:p>
      <text:p text:style-name="P7">vokaleausWort2 = vokaelauseinenWort(wort2)</text:p>
      <text:p text:style-name="P3"/>
      <text:p text:style-name="Standard">Wie man sieht wird hier schon wieder eine Funktion benutzt.</text:p>
      <text:p text:style-name="Standard">Diese Funktion sucht sich Vokalengruppen aus einen </text:p>
      <text:p text:style-name="Standard">Wort heraus und dessen Position im Wort und tut das beide in einen </text:p>
      <text:p text:style-name="Standard">String.Dieser kommt dann in eine Liste:vokaleListeFuerWort rein.</text:p>
      <text:p text:style-name="Standard">Das Programm schaut sich das Wort immer von hinten an und wenn ein</text:p>
      <text:p text:style-name="Standard">Doppelvokal kommt dann tauscht die Buchstaben(damit der </text:p>
      <text:p text:style-name="Standard">Doppelvokal wieder in der richtigen Reinfolge wieder ist).</text:p>
      <text:p text:style-name="Standard"/>
      <text:p text:style-name="Standard"/>
      <text:p text:style-name="Standard">Das war jetzt sehr viel Erlärung in der nächsten Folie wird diese</text:p>
      <text:p text:style-name="Standard">Funktion etwas genauer erklärt.</text:p>
      <text:p text:style-name="Standard">Die Funktion hat eine Eingabe:wort</text:p>
      <text:p text:style-name="Standard"/>
      <text:p text:style-name="P6"><text:span text:style-name="T1">def </text:span><text:span text:style-name="T9">vokaelauseinenWort</text:span><text:span text:style-name="T5">(wort):</text:span></text:p>
      <text:p text:style-name="P3"/>
      <text:p text:style-name="Standard">Zuerst muss man alle einzelne Vokalen in eine Liste reintun.</text:p>
      <text:p text:style-name="Standard">(Nachher wird erklärt warum es unnötig ist die Doppelvokalen in die </text:p>
      <text:p text:style-name="Standard">Liste reinzutun),dabei darf man nicht Großbuchstaben vergessen.</text:p>
      <text:p text:style-name="P8"/>
      <text:p text:style-name="P6"><text:span text:style-name="T5">vokale = [</text:span><text:span text:style-name="T7">"a"</text:span><text:span text:style-name="T1">,</text:span><text:span text:style-name="T7">"e"</text:span><text:span text:style-name="T1">,</text:span><text:span text:style-name="T7">"i"</text:span><text:span text:style-name="T1">,</text:span><text:span text:style-name="T7">"o"</text:span><text:span text:style-name="T1">,</text:span><text:span text:style-name="T7">"u"</text:span><text:span text:style-name="T1">,</text:span><text:span text:style-name="T7">"A"</text:span><text:span text:style-name="T1">,</text:span><text:span text:style-name="T7">"E"</text:span><text:span text:style-name="T1">,</text:span><text:span text:style-name="T7">"I"</text:span><text:span text:style-name="T1">,</text:span><text:span text:style-name="T7">"O"</text:span><text:span text:style-name="T1">,</text:span><text:span text:style-name="T7">"U"</text:span><text:span text:style-name="T1">,</text:span><text:span text:style-name="T7">"ä"</text:span><text:span text:style-name="T1">,</text:span><text:span text:style-name="T7">"ü"</text:span><text:span text:style-name="T1">,</text:span><text:span text:style-name="T7">"ö"</text:span><text:span text:style-name="T1">,</text:span><text:span text:style-name="T7">"Ä"</text:span><text:span text:style-name="T1">,</text:span><text:span text:style-name="T7">"Ü"</text:span><text:span text:style-name="T1">,</text:span><text:span text:style-name="T7">"Ö"</text:span><text:span text:style-name="T5">]</text:span></text:p>
      <text:p text:style-name="P3"/>
      <text:p text:style-name="Standard">Danach gibt es eine for-range schleife,die ein Wort von hinten durchgeht:</text:p>
      <text:p text:style-name="P9"/>
      <text:p text:style-name="P6"><text:span text:style-name="T1">for </text:span><text:span text:style-name="T5">i </text:span><text:span text:style-name="T1">in </text:span><text:span text:style-name="T3">range</text:span><text:span text:style-name="T5">(</text:span><text:span text:style-name="T3">len</text:span><text:span text:style-name="T5">(wort) – </text:span><text:span text:style-name="T10">1</text:span><text:span text:style-name="T1">,</text:span><text:span text:style-name="T5">-</text:span><text:span text:style-name="T10">1</text:span><text:span text:style-name="T1">,</text:span><text:span text:style-name="T5">-</text:span><text:span text:style-name="T10">1</text:span><text:span text:style-name="T5">):</text:span></text:p>
      <text:p text:style-name="P3"/>
      <text:p text:style-name="Standard">Dann wird mit einer for-schleife die Vokale Liste durchgegangen:</text:p>
      <text:p text:style-name="P9"/>
      <text:p text:style-name="P6"><text:span text:style-name="T1">for </text:span><text:span text:style-name="T5">oneVokal </text:span><text:span text:style-name="T1">in </text:span><text:span text:style-name="T5">vokale:</text:span></text:p>
      <text:p text:style-name="P4"/>
      <text:p text:style-name="Standard">Darauf wird kontrolliert ob Wort an Position i ein Vokal hat:</text:p>
      <text:p text:style-name="P9"/>
      <text:p text:style-name="P6"><text:span text:style-name="T1">if </text:span><text:span text:style-name="T5">wort[i] == oneVokal:</text:span></text:p>
      <text:p text:style-name="Standard"/>
      <text:p text:style-name="Standard">Dann wird kontrolliert ob es Doppelvokale im Wort gibt.</text:p>
      <text:p text:style-name="Standard">Denn in diesen Programm gilt: Doppelvokale vor einzelne Vokalen</text:p>
      <text:p text:style-name="Standard"><text:soft-page-break/>Der Code der Doppelvokale überprüft ist:</text:p>
      <text:p text:style-name="P4"/>
      <text:p text:style-name="P3"><draw:frame text:anchor-type="paragraph" draw:z-index="1" draw:style-name="gr2" draw:text-style-name="P31" svg:width="14.456cm" svg:height="13.701cm" svg:x="0.646cm" svg:y="0.051cm"><draw:text-box><text:p text:style-name="P30"><text:span text:style-name="T17">if </text:span><text:span text:style-name="T18">wort[i - </text:span><text:span text:style-name="T19">1</text:span><text:span text:style-name="T18">] == </text:span><text:span text:style-name="T20">"a" </text:span><text:span text:style-name="T17">or </text:span><text:span text:style-name="T18">wort[i - </text:span><text:span text:style-name="T19">1</text:span><text:span text:style-name="T18">] == </text:span><text:span text:style-name="T20">"A" </text:span><text:span text:style-name="T17">and </text:span><text:span text:style-name="T18">wort[i] == </text:span><text:span text:style-name="T20">"u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a" </text:span><text:span text:style-name="T17">or </text:span><text:span text:style-name="T18">wort[i - </text:span><text:span text:style-name="T19">1</text:span><text:span text:style-name="T18">] == </text:span><text:span text:style-name="T20">"A" </text:span><text:span text:style-name="T17">and </text:span><text:span text:style-name="T18">wort[i] == </text:span><text:span text:style-name="T20">"i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e" </text:span><text:span text:style-name="T17">or </text:span><text:span text:style-name="T18">wort[i - </text:span><text:span text:style-name="T19">1</text:span><text:span text:style-name="T18">] == </text:span><text:span text:style-name="T20">"E" </text:span><text:span text:style-name="T17">and </text:span><text:span text:style-name="T18">wort[i] == </text:span><text:span text:style-name="T20">"i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e" </text:span><text:span text:style-name="T17">or </text:span><text:span text:style-name="T18">wort[i - </text:span><text:span text:style-name="T19">1</text:span><text:span text:style-name="T18">] == </text:span><text:span text:style-name="T20">"E" </text:span><text:span text:style-name="T17">and </text:span><text:span text:style-name="T18">wort[i] == </text:span><text:span text:style-name="T20">"u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ä" </text:span><text:span text:style-name="T17">or </text:span><text:span text:style-name="T18">wort[i - </text:span><text:span text:style-name="T19">1</text:span><text:span text:style-name="T18">] == </text:span><text:span text:style-name="T20">"Ä" </text:span><text:span text:style-name="T17">and </text:span><text:span text:style-name="T18">wort[i] == </text:span><text:span text:style-name="T20">"u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i" </text:span><text:span text:style-name="T17">or </text:span><text:span text:style-name="T18">wort[i - </text:span><text:span text:style-name="T19">1</text:span><text:span text:style-name="T18">] == </text:span><text:span text:style-name="T20">"I" </text:span><text:span text:style-name="T17">and </text:span><text:span text:style-name="T18">wort[i] == </text:span><text:span text:style-name="T20">"e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e" </text:span><text:span text:style-name="T17">or </text:span><text:span text:style-name="T18">wort[i - </text:span><text:span text:style-name="T19">1</text:span><text:span text:style-name="T18">] == </text:span><text:span text:style-name="T20">"E" </text:span><text:span text:style-name="T17">and </text:span><text:span text:style-name="T18">wort[i] == </text:span><text:span text:style-name="T20">"e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a" </text:span><text:span text:style-name="T17">or </text:span><text:span text:style-name="T18">wort[i - </text:span><text:span text:style-name="T19">1</text:span><text:span text:style-name="T18">] == </text:span><text:span text:style-name="T20">"A" </text:span><text:span text:style-name="T17">and </text:span><text:span text:style-name="T18">wort[i] == </text:span><text:span text:style-name="T20">"a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7">elif </text:span><text:span text:style-name="T18">wort[i - </text:span><text:span text:style-name="T19">1</text:span><text:span text:style-name="T18">] == </text:span><text:span text:style-name="T20">"o" </text:span><text:span text:style-name="T17">or </text:span><text:span text:style-name="T18">wort[i - </text:span><text:span text:style-name="T19">1</text:span><text:span text:style-name="T18">] == </text:span><text:span text:style-name="T20">"O" </text:span><text:span text:style-name="T17">and </text:span><text:span text:style-name="T18">wort[i] == </text:span><text:span text:style-name="T20">"o"</text:span><text:span text:style-name="T18">:</text:span><text:span text:style-name="T18"><text:line-break/></text:span><text:span text:style-name="T18"> <text:s text:c="3"/>vokaleListeFuerWort.append(wort[i - </text:span><text:span text:style-name="T19">1</text:span><text:span text:style-name="T18">] + 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/></text:p></draw:text-box></draw:frame></text:p>
      <text:p text:style-name="P3"/>
      <text:p text:style-name="P3"/>
      <text:p text:style-name="P3"/>
      <text:p text:style-name="P3"/>
      <text:p text:style-name="P3"/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10">Wie vorher gesagt wurde gilt Doppelvokale vor einzelne Vokal,aber dann gab es ein</text:p>
      <text:p text:style-name="Standard">Problem.Der Programm musste wissen,ob hinter den einzelnen Vokal doch noch ein andere</text:p>
      <text:p text:style-name="Standard">Vokal ist.</text:p>
      <text:p text:style-name="Standard">z.B arche-no-ah bei diesen Wort sind oa zusammen aber dennoch sind diese einzelne </text:p>
      <text:p text:style-name="Standard">Vokalen keine Doppelvokalen, weil die nicht in eine Silbe sind.</text:p>
      <text:p text:style-name="Standard">Deswegen überprüft der Programm immer ob hinter den Vokal i,u oder e ist.</text:p>
      <text:p text:style-name="Standard">Falls ja dann überspringt das Programm den Vokal.</text:p>
      <text:p text:style-name="P3"><draw:frame text:anchor-type="paragraph" draw:z-index="2" draw:style-name="gr3" draw:text-style-name="P31" svg:width="15.299cm" svg:height="3.555cm" svg:x="0.46cm" svg:y="0.517cm"><draw:text-box><text:p text:style-name="P30"><text:span text:style-name="T17">else</text:span><text:span text:style-name="T18">:</text:span><text:span text:style-name="T18"><text:line-break/></text:span><text:span text:style-name="T18"><text:line-break/></text:span><text:span text:style-name="T18"> <text:s text:c="3"/></text:span><text:span text:style-name="T17">if </text:span><text:span text:style-name="T18">i + </text:span><text:span text:style-name="T19">1 </text:span><text:span text:style-name="T18">&lt; </text:span><text:span text:style-name="T21">len</text:span><text:span text:style-name="T18">(wort):</text:span><text:span text:style-name="T18"><text:line-break/></text:span><text:span text:style-name="T18"> <text:s text:c="7"/></text:span><text:span text:style-name="T17">if </text:span><text:span text:style-name="T18">wort[i + </text:span><text:span text:style-name="T19">1</text:span><text:span text:style-name="T18">] != </text:span><text:span text:style-name="T20">"u" </text:span><text:span text:style-name="T17">and </text:span><text:span text:style-name="T18">wort[i + </text:span><text:span text:style-name="T19">1</text:span><text:span text:style-name="T18">] != </text:span><text:span text:style-name="T20">"i" </text:span><text:span text:style-name="T17">and </text:span><text:span text:style-name="T18">wort[i + </text:span><text:span text:style-name="T19">1</text:span><text:span text:style-name="T18">] != </text:span><text:span text:style-name="T20">"e"</text:span><text:span text:style-name="T18">:</text:span><text:span text:style-name="T18"><text:line-break/></text:span><text:span text:style-name="T18"> <text:s text:c="11"/>vokaleListeFuerWort.append(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> <text:s text:c="3"/></text:span><text:span text:style-name="T17">if </text:span><text:span text:style-name="T18">wort.endswith(oneVokal) </text:span><text:span text:style-name="T17">and </text:span><text:span text:style-name="T18">wort[-</text:span><text:span text:style-name="T19">2</text:span><text:span text:style-name="T18">] != oneVokal:</text:span><text:span text:style-name="T18"><text:line-break/></text:span><text:span text:style-name="T18"> <text:s text:c="7"/>vokaleListeFuerWort.append(wort[i] + </text:span><text:span text:style-name="T20">" " </text:span><text:span text:style-name="T18">+ </text:span><text:span text:style-name="T21">str</text:span><text:span text:style-name="T18">(i))</text:span><text:span text:style-name="T18"><text:line-break/></text:span><text:span text:style-name="T18"/></text:p></draw:text-box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Man sieht immer dass der Vokal hinzugefügt wird,aber es wird auch die </text:p>
      <text:p text:style-name="Standard">Position des Vokals hinzugefügt.Dies ist wichtig,weil man wissen muss ab welchen</text:p>
      <text:p text:style-name="Standard">Teil des Wortes(also eingabe in checkifReim) checken muss,ob es mit den jeweiligen anderen</text:p>
      <text:p text:style-name="Standard">Wort gleich sind.</text:p>
      <text:p text:style-name="Standard">Kurz zusammen gefasst heißt es.Das Programm weiß jede Position von Vokalen im einen</text:p>
      <text:p text:style-name="Standard">Wort.Ein Vokal mit seinen Position gespeichert in einer Variable sieht dann z.B. in der Liste so aus:e 5</text:p>
      <text:p text:style-name="Standard">Das Leerzeichen braucht man um danach mit der .split() Funktion die zwei </text:p>
      <text:p text:style-name="Standard">Informationen auseinander zunehmen und dann in eine Liste zu tun.</text:p>
      <text:p text:style-name="Standard">Diese Liste kommt wieder in eine Liste was es dann zu einer Liste von Liste ergibt.</text:p>
      <text:p text:style-name="Standard"/>
      <text:p text:style-name="Standard">Wie die Liste von Liste erstellt wird:</text:p>
      <text:p text:style-name="Standard"><draw:frame text:anchor-type="paragraph" draw:z-index="5" draw:style-name="gr6" draw:text-style-name="P31" svg:width="15.299cm" svg:height="3.262cm" svg:x="0.026cm" svg:y="0.101cm"><draw:text-box><text:p><text:span text:style-name="T18">splitetdVokaleAusWort1 = []</text:span><text:span text:style-name="T18"><text:line-break/></text:span><text:span text:style-name="T17">for </text:span><text:span text:style-name="T18">oneitem </text:span><text:span text:style-name="T17">in </text:span><text:span text:style-name="T18">vokaleausWort1:</text:span><text:span text:style-name="T18"><text:line-break/></text:span><text:span text:style-name="T18"> <text:s text:c="3"/>splitetdVokaleAusWort1.append(oneitem.split(</text:span><text:span text:style-name="T20">" "</text:span><text:span text:style-name="T18">))</text:span><text:span text:style-name="T18"><text:line-break/></text:span><text:span text:style-name="T18">splitetdVokaleAusWort2 = []</text:span><text:span text:style-name="T18"><text:line-break/></text:span><text:span text:style-name="T17">for </text:span><text:span text:style-name="T18">oneitem </text:span><text:span text:style-name="T17">in </text:span><text:span text:style-name="T18">vokaleausWort2:</text:span><text:span text:style-name="T18"><text:line-break/></text:span><text:span text:style-name="T18"> <text:s text:c="3"/>splitetdVokaleAusWort2.append(oneitem.split(</text:span><text:span text:style-name="T20">" "</text:span><text:span text:style-name="T18">))</text:span></text:p><text:p><text:span text:style-name="T24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5" draw:text-style-name="P32" svg:width="14.265cm" svg:height="1.045cm" svg:x="0.691cm" svg:y="0.217cm"><draw:text-box><text:p text:style-name="P28"><text:span text:style-name="T23">----------------------------------------Regel1------------------------------------------------</text:span></text:p></draw:text-box></draw:frame></text:p>
      <text:p text:style-name="Standard"/>
      <text:p text:style-name="Standard"/>
      <text:p text:style-name="Standard">Was in Regel 1 wichtig ist,ist die maßgebliche Vokalgruppe zu finden.</text:p>
      <text:p text:style-name="Standard">Die Vokalen mit der Positionen hat das Programm schon.</text:p>
      <text:p text:style-name="Standard">Aber für Regel 1 muss man verschiede Szenarien betrachten:</text:p>
      <text:list xml:id="list6703407302525674275" text:style-name="L1">
        <text:list-item>
          <text:p text:style-name="P22">Fall:Allerbeide Wörter die mehr als einen Vokal haben.</text:p>
        </text:list-item>
        <text:list-item>
          <text:p text:style-name="P22">Fall:Beide Wörter haben nur einen Vokal.</text:p>
        </text:list-item>
        <text:list-item>
          <text:p text:style-name="P22">Fall 3:Wort1 hat einen Vokal und <text:s/>Wort2 hat mehr als einen Vokal.</text:p>
        </text:list-item>
        <text:list-item>
          <text:p text:style-name="P22">Fall 4:Wort1 hat mehr als einen Vokal und Wort2 hat einen Vokal.</text:p>
        </text:list-item>
      </text:list>
      <text:p text:style-name="Standard">Die 4 Fälle hab ähnlichen Aufbau.</text:p>
      <text:p text:style-name="Standard">Warum es so geschrieben wurde war wenn das Programm versucht hat den 2.Fall versucht auszuführen,war der Indexzugriff out of range.</text:p>
      <text:p text:style-name="Standard">Heißt man konnte nicht darauf zugreifen da es nur einen Vokal gab,aber das Programm war für <text:soft-page-break/>mehrere Vokale programmiert.</text:p>
      <text:p text:style-name="Standard">Deswegen wird hier nur der Code von Fall 1 und Fall 2 gezeigt,weil der Aufbau her eigentlich fast alles gleich ist.</text:p>
      <text:p text:style-name="Standard">1.Fall:</text:p>
      <text:p text:style-name="Standard">Zuerst überprüft das Programm ob die maßgeblichen Vokalgruppen jeweils gleich sind:</text:p>
      <text:p text:style-name="P13"><text:span text:style-name="T1">if </text:span>splitetdVokaleAusWort1[<text:span text:style-name="T10">1</text:span>][<text:span text:style-name="T10">0</text:span>] != splitetdVokaleAusWort2[<text:span text:style-name="T10">1</text:span>][<text:span text:style-name="T10">0</text:span>]:</text:p>
      <text:p text:style-name="P15"><text:s text:c="4"/><text:span text:style-name="T12">ifReim = </text:span><text:span text:style-name="T2">False</text:span></text:p>
      <text:p text:style-name="P19"><text:span text:style-name="T1"><text:s text:c="4"/></text:span><text:span text:style-name="T2">return </text:span><text:span text:style-name="T12">ifReim</text:span></text:p>
      <text:p text:style-name="Standard">Mit der .find() Funktion kann man in Python den Index von ein Zeichen in einen String finden.</text:p>
      <text:p text:style-name="Standard">Falls Python nichts findet gibt die .find() Funktion -1 zurück.</text:p>
      <text:p text:style-name="Standard">Mit dieser Funktion wird in wort 1 wort 2 gesucht ab der maßgebliche Vokalgruppe bis zur letzten Buchstabe und auch anderes herum.</text:p>
      <text:p text:style-name="P13"><text:span text:style-name="T1">if </text:span>splitetdVokaleAusWort1[<text:span text:style-name="T10">0</text:span>][<text:span text:style-name="T10">0</text:span>] == splitetdVokaleAusWort2[<text:span text:style-name="T10">0</text:span>][<text:span text:style-name="T10">0</text:span>]:</text:p>
      <text:p text:style-name="P16">indexfind1 = wort1.find(wort2[<text:span text:style-name="T3">int</text:span>(splitetdVokaleAusWort2[<text:span text:style-name="T10">1</text:span>][<text:span text:style-name="T10">1</text:span>]):<text:span text:style-name="T3">len</text:span>(wort2)])</text:p>
      <text:p text:style-name="P20">indexfind2 = wort2.find(wort1[<text:span text:style-name="T3">int</text:span>(splitetdVokaleAusWort1[<text:span text:style-name="T10">1</text:span>][<text:span text:style-name="T10">1</text:span>]):<text:span text:style-name="T3">len</text:span>(wort1)])</text:p>
      <text:p text:style-name="P16"/>
      <text:p text:style-name="Standard">Oben steht,dass .find() -1 zurück gibt falls Python nichts findet.Falls dies der Fall ist reimen sich die beiden Wörter nicht.</text:p>
      <text:p text:style-name="Standard">Außerdem muss man nach den Fall bedenken,falls die Wörter exakt gleich sind aber zum Beispiel bei den anderen Wort hinten noch -st drangehängt wird.</text:p>
      <text:p text:style-name="Standard">Der Code für diese Überprüfungen:</text:p>
      <text:p text:style-name="P13"><text:span text:style-name="T1">if </text:span>indexfind1 == -<text:span text:style-name="T10">1 </text:span><text:span text:style-name="T1">or </text:span>indexfind2 == -<text:span text:style-name="T10">1 </text:span><text:span text:style-name="T1">and </text:span><text:span text:style-name="T3">len</text:span>(wort2) - indexfind2 != <text:span text:style-name="T3">len</text:span>(wort1) - indexfind1:</text:p>
      <text:p text:style-name="P15"><text:s text:c="4"/><text:span text:style-name="T12">ifReim = </text:span><text:span text:style-name="T2">False</text:span></text:p>
      <text:p text:style-name="P19"><text:span text:style-name="T1"><text:s text:c="4"/></text:span><text:span text:style-name="T2">return </text:span><text:span text:style-name="T12">ifReim</text:span></text:p>
      <text:p text:style-name="P20"/>
      <text:p text:style-name="P11">Der Code für Fall 2:</text:p>
      <text:p text:style-name="P13"><text:span text:style-name="T1">if </text:span><text:span text:style-name="T3">len</text:span>(vokaleausWort1) == <text:span text:style-name="T10">1 </text:span><text:span text:style-name="T1">and </text:span><text:span text:style-name="T3">len</text:span>(vokaleausWort2) == <text:span text:style-name="T10">1</text:span>:</text:p>
      <text:p text:style-name="P15"><text:s text:c="4"/><text:span text:style-name="T2">if </text:span><text:span text:style-name="T12">splitetdVokaleAusWort1[</text:span><text:span text:style-name="T11">0</text:span><text:span text:style-name="T12">][</text:span><text:span text:style-name="T11">0</text:span><text:span text:style-name="T12">] != splitetdVokaleAusWort2[</text:span><text:span text:style-name="T11">0</text:span><text:span text:style-name="T12">][</text:span><text:span text:style-name="T11">0</text:span><text:span text:style-name="T12">]:</text:span></text:p>
      <text:p text:style-name="P15"><text:s text:c="8"/><text:span text:style-name="T12">ifReim = </text:span><text:span text:style-name="T2">False</text:span></text:p>
      <text:p text:style-name="P15"><text:span text:style-name="T1"><text:s text:c="8"/></text:span><text:span text:style-name="T2">return </text:span><text:span text:style-name="T12">ifReim</text:span></text:p>
      <text:p text:style-name="P15"><text:s text:c="4"/><text:span text:style-name="T2">if </text:span><text:span text:style-name="T12">splitetdVokaleAusWort1[</text:span><text:span text:style-name="T11">0</text:span><text:span text:style-name="T12">][</text:span><text:span text:style-name="T11">0</text:span><text:span text:style-name="T12">] == splitetdVokaleAusWort2[</text:span><text:span text:style-name="T11">0</text:span><text:span text:style-name="T12">][</text:span><text:span text:style-name="T11">0</text:span><text:span text:style-name="T12">]:</text:span></text:p>
      <text:p text:style-name="P15"><text:s text:c="8"/><text:span text:style-name="T12">indexfind1 = wort1.find(wort2[</text:span><text:span text:style-name="T4">int</text:span><text:span text:style-name="T12">(splitetdVokaleAusWort2[</text:span><text:span text:style-name="T11">0</text:span><text:span text:style-name="T12">][</text:span><text:span text:style-name="T11">1</text:span><text:span text:style-name="T12">]):</text:span><text:span text:style-name="T4">len</text:span><text:span text:style-name="T12">(wort2)])</text:span></text:p>
      <text:p text:style-name="P15"><text:s text:c="8"/><text:span text:style-name="T12">indexfind2 = wort2.find(wort1[</text:span><text:span text:style-name="T4">int</text:span><text:span text:style-name="T12">(splitetdVokaleAusWort1[</text:span><text:span text:style-name="T11">0</text:span><text:span text:style-name="T12">][</text:span><text:span text:style-name="T11">1</text:span><text:span text:style-name="T12">]):</text:span><text:span text:style-name="T4">len</text:span><text:span text:style-name="T12">(wort1)])</text:span></text:p>
      <text:p text:style-name="P15"><text:s text:c="8"/><text:span text:style-name="T2">if </text:span><text:span text:style-name="T12">indexfind1 == -</text:span><text:span text:style-name="T11">1 </text:span><text:span text:style-name="T2">or </text:span><text:span text:style-name="T12">indexfind2 == -</text:span><text:span text:style-name="T11">1 </text:span><text:span text:style-name="T2">and </text:span><text:span text:style-name="T4">len</text:span><text:span text:style-name="T12">(wort2) - indexfind2 != </text:span><text:span text:style-name="T4">len</text:span><text:span text:style-name="T12">(wort1) - indexfind1:</text:span></text:p>
      <text:p text:style-name="P15"><text:s text:c="12"/><text:span text:style-name="T12">ifReim = </text:span><text:span text:style-name="T2">False</text:span></text:p>
      <text:p text:style-name="P18"><text:span text:style-name="T1"><text:s text:c="12"/></text:span><text:span text:style-name="T2">return </text:span><text:span text:style-name="T6">ifReim</text:span></text:p>
      <text:p text:style-name="Standard">------------------------------------Regel2---------------------------------------------------------------------------</text:p>
      <text:p text:style-name="Standard">Nach meinen Verständnis habe ich verstanden,dass jedes Wort zu 50% gleiche Buchstaben haben muss wie andere,weil es steht zwar „In jedem der beiden Wörter enthält die maßgebliche Vokalgruppe und was ihr folgt mindestens die Hälfte der Buchstaben „ aber das würde bedeuten,dass Regel 1 keinen Sinn machen würde,weil es steht in Regel 1 „nach der maßgeblichen Vokalgruppe enthalten beide Wörter dieselben Buchstaben in derselben Reihenfolge.“ .</text:p>
      <text:p text:style-name="Standard">Das heißt nach meinen Verständnis,dass sich Regel 1 und Regel 2 auf die Buchstaben hinter die</text:p>
      <text:p text:style-name="Standard">maßgebliche Vokalgruppe bezieht.</text:p>
      <text:p text:style-name="Standard">Deswegen nehme ich an,dass es eigentlich heißen soll, dass der kürzere Wort von den beiden Wörtern</text:p>
      <text:p text:style-name="Standard">mindestens 50 % oder weniger Buchstaben beinhaltet von den längeren Wort.</text:p>
      <text:p text:style-name="Standard">Ebenfalls muss das längere Wort mindestens 50 % oder mehr gleiche Buchstaben haben wie das <text:soft-page-break/>kürzere Wort.</text:p>
      <text:p text:style-name="Standard"/>
      <text:p text:style-name="Standard">Jetzt zu der wirklichen Umsetzung.</text:p>
      <text:p text:style-name="Standard">Zuerst muss man das längere Wort von den beiden Wörtern herausgefunden werden:</text:p>
      <text:p text:style-name="P16"><text:span text:style-name="T1">if </text:span><text:span text:style-name="T3">len</text:span>(wort1) &gt; <text:span text:style-name="T3">len</text:span>(wort2):</text:p>
      <text:p text:style-name="P15"><text:s text:c="4"/><text:span text:style-name="T12">shortestWord = wort2</text:span></text:p>
      <text:p text:style-name="P15"><text:s text:c="4"/><text:span text:style-name="T12">longestWord = wort1</text:span></text:p>
      <text:p text:style-name="P16"><text:span text:style-name="T1">else</text:span>:</text:p>
      <text:p text:style-name="P15"><text:s text:c="4"/><text:span text:style-name="T12">shortestWord = wort1</text:span></text:p>
      <text:p text:style-name="P19"><text:s text:c="4"/><text:span text:style-name="T12">longestWord = wort2</text:span></text:p>
      <text:p text:style-name="P11">Dann gibt es einen <text:s/>Zähler,der zählt wie viele Buchstaben von den kürzeren Wort und den längeren</text:p>
      <text:p text:style-name="P11">Wort gleich ist.</text:p>
      <text:p text:style-name="P11">Aber aus irgendeinen Grund(den ich nicht mehr weiß) habe ich statt von 0 bis ende des kürzesten </text:p>
      <text:p text:style-name="P11">Wort von hinten des kürzesten Wortes angefangen:</text:p>
      <text:p text:style-name="P13"><text:span text:style-name="T1">for </text:span>i <text:span text:style-name="T1">in </text:span><text:span text:style-name="T3">range</text:span>(-<text:span text:style-name="T10">1</text:span><text:span text:style-name="T1">,</text:span>-<text:span text:style-name="T10">1 </text:span>* <text:span text:style-name="T3">len</text:span>(shortestWord)<text:span text:style-name="T1">,</text:span>-<text:span text:style-name="T10">1</text:span>):</text:p>
      <text:p text:style-name="P15"><text:s text:c="4"/><text:span text:style-name="T2">if </text:span><text:span text:style-name="T12">shortestWord[i] == longestWord[i]:</text:span></text:p>
      <text:p text:style-name="P19"><text:s text:c="8"/><text:span text:style-name="T12">counter += </text:span><text:span text:style-name="T11">1<text:tab/> </text:span></text:p>
      <text:p text:style-name="P12"/>
      <text:p text:style-name="P12"/>
      <text:p text:style-name="P11">Dann teilt das Programm die Länge des kürzesten Wortes durch zwei <text:s/>und kontrolliert,ob der</text:p>
      <text:p text:style-name="P11">Wert von den Zähler kleiner ist als die halbe Länge <text:s/>des kürzesten Wortes.</text:p>
      <text:p text:style-name="P13"><text:span text:style-name="T1">if </text:span>counter &lt; <text:span text:style-name="T3">len</text:span>(shortestWord) / <text:span text:style-name="T10">2</text:span>:</text:p>
      <text:p text:style-name="P15"><text:s text:c="4"/><text:span text:style-name="T12">ifReim = </text:span><text:span text:style-name="T2">False</text:span></text:p>
      <text:p text:style-name="P19"><text:span text:style-name="T1"><text:s text:c="4"/></text:span><text:span text:style-name="T2">return </text:span><text:span text:style-name="T12">ifReim</text:span></text:p>
      <text:p text:style-name="Standard">-----------------------------------------Regel3------------------------</text:p>
      <text:p text:style-name="Standard">In Python <text:s/>kann man mit .find() eine Zahl,String etc. in einen String finden.</text:p>
      <text:p text:style-name="Standard">Allerdings gibt Python nicht das Wort zurück sondern den Index von den ersten Zeichen,dass Python findet.</text:p>
      <text:p text:style-name="Standard">Falls .find() nichts findet gibt es den Wert -1 zurück.</text:p>
      <text:p text:style-name="Standard"/>
      <text:p text:style-name="Standard"/>
      <text:p text:style-name="Standard">Dann wird das kürzere Wort im längeren Wort gesucht.</text:p>
      <text:p text:style-name="Standard">Der Index wird dann mit einer Variable gespeichert.</text:p>
      <text:p text:style-name="P20">ifwortinwort = longestWord.find(shortestWord)</text:p>
      <text:p text:style-name="Standard">In Python gibt auch die len() Funktion,die gibt die Länge eines Datenstrukturs oder Strings oder Intergers aus.</text:p>
      <text:p text:style-name="Standard"/>
      <text:p text:style-name="Standard">Wenn man dann die Länge des längsten Wortes minus die Länge des kürzesten Wortes und der Index</text:p>
      <text:p text:style-name="Standard">von .find() ist,dann heißt es,dass das längere Wort mit den kürzeren Wort endet.</text:p>
      <text:p text:style-name="Standard">Beispiel:</text:p>
      <text:p text:style-name="Standard">verkaufen-len(9)</text:p>
      <text:p text:style-name="Standard">kaufen – len(6)</text:p>
      <text:p text:style-name="Standard"/>
      <text:p text:style-name="Standard">Dann benutzt man die .find() Funktion und dann kommt 3 raus.</text:p>
      <text:p text:style-name="Standard">Wenn man dann die Länge von kaufen von verkaufen subtrahiert ergibt sich der Index von .find().</text:p>
      <text:p text:style-name="Standard">Der Code für diesen Schritt:</text:p>
      <text:p text:style-name="P16"><text:span text:style-name="T1">if </text:span><text:span text:style-name="T3">len</text:span>(longestWord) - <text:span text:style-name="T3">len</text:span>(shortestWord) == ifwortinwort:</text:p>
      <text:p text:style-name="P15"><text:s text:c="4"/><text:span text:style-name="T12">ifReim = </text:span><text:span text:style-name="T2">False</text:span></text:p>
      <text:p text:style-name="P19"><text:span text:style-name="T1"><text:s text:c="4"/></text:span><text:span text:style-name="T2">return </text:span><text:span text:style-name="T12">ifReim</text:span></text:p>
      <text:p text:style-name="Standard"><text:soft-page-break/>Falls dann alle diese Regeln erfüllt sind,sind diese beiden Wörtern ein Reim:</text:p>
      <text:p text:style-name="P16"><text:span text:style-name="T1">if </text:span>ifReim == <text:span text:style-name="T1">True</text:span>:</text:p>
      <text:p text:style-name="P18"><text:span text:style-name="T5"><text:s text:c="4"/></text:span><text:span text:style-name="T2">return </text:span><text:span text:style-name="T6">ifReim</text:span> </text:p>
      <text:h text:style-name="Heading_20_1" text:outline-level="1">Beispiel</text:h>
      <text:p text:style-name="Text_20_body">Die Wörterliste:</text:p>
      <text:p text:style-name="P24">bemühen</text:p>
      <text:p text:style-name="P16">Biene</text:p>
      <text:p text:style-name="P16">breitschlagen</text:p>
      <text:p text:style-name="P16">glühen</text:p>
      <text:p text:style-name="P16">hersagen</text:p>
      <text:p text:style-name="P16">Hygiene</text:p>
      <text:p text:style-name="P16">Knecht</text:p>
      <text:p text:style-name="P16">Recht</text:p>
      <text:p text:style-name="P16">Schiene</text:p>
      <text:p text:style-name="P16">schlank</text:p>
      <text:p text:style-name="P20">Schwank</text:p>
      <text:p text:style-name="P23"/>
      <text:p text:style-name="Text_20_body"/>
      <text:p text:style-name="Standard">Notiz:Ich bin jetzt nicht sonderlich gut in Reimen also kann es sein,dass ich was falsch habe.</text:p>
      <text:p text:style-name="P14">bemühen und glühen reimen sich.</text:p>
      <text:p text:style-name="P14">Biene und Hygiene reimen sich.</text:p>
      <text:p text:style-name="P14">Biene und Schiene reimen sich.</text:p>
      <text:p text:style-name="P14">breitschlagen und hersagen reimen sich.</text:p>
      <text:p text:style-name="P14">glühen und bemühen reimen sich.</text:p>
      <text:p text:style-name="P14">hersagen und breitschlagen reimen sich.</text:p>
      <text:p text:style-name="P14">Hygiene und Biene reimen sich.</text:p>
      <text:p text:style-name="P14">Hygiene und Schiene reimen sich.</text:p>
      <text:p text:style-name="P14">Knecht und Recht reimen sich.</text:p>
      <text:p text:style-name="P14">Recht und Knecht reimen sich.</text:p>
      <text:p text:style-name="P14">Schiene und Biene reimen sich.</text:p>
      <text:p text:style-name="P14">Schiene und Hygiene reimen sich.</text:p>
      <text:p text:style-name="P14">schlank und Schwank reimen sich.</text:p>
      <text:p text:style-name="P14">Schwank und schlank reimen sich.</text:p>
      <text:h text:style-name="Heading_20_1" text:outline-level="1">Quellcode</text:h>
      <text:p text:style-name="P16"><text:span text:style-name="T1">def </text:span><text:span text:style-name="T9">checkifReim</text:span>(wort1<text:span text:style-name="T1">,</text:span>wort2):</text:p>
      <text:p text:style-name="P15"><text:s text:c="4"/><text:span text:style-name="T12">ifReim = </text:span><text:span text:style-name="T2">True</text:span></text:p>
      <text:p text:style-name="P15"><text:span text:style-name="T1"><text:s text:c="4"/></text:span><text:span text:style-name="T12">vokaleausWort1 = vokaelauseinenWort(wort1)</text:span></text:p>
      <text:p text:style-name="P15"><text:s text:c="4"/><text:span text:style-name="T12">vokaleausWort2 = vokaelauseinenWort(wort2)</text:span></text:p>
      <text:p text:style-name="P15"><text:s text:c="4"/><text:span text:style-name="T15">#bei doppellauten ist die Zahl dahinter um 1 erhöht also auf die zweite Buchstabe bezogen.</text:span></text:p>
      <text:p text:style-name="P15"><text:span text:style-name="T14"><text:s text:c="4"/></text:span><text:span text:style-name="T12">splitetdVokaleAusWort1 = []</text:span></text:p>
      <text:p text:style-name="P15"><text:s text:c="4"/><text:span text:style-name="T2">for </text:span><text:span text:style-name="T12">oneitem </text:span><text:span text:style-name="T2">in </text:span><text:span text:style-name="T12">vokaleausWort1:</text:span></text:p>
      <text:p text:style-name="P15"><text:s text:c="8"/><text:span text:style-name="T12">splitetdVokaleAusWort1.append(oneitem.split(</text:span><text:span text:style-name="T8">" "</text:span><text:span text:style-name="T12">))</text:span></text:p>
      <text:p text:style-name="P15"><text:s text:c="4"/><text:span text:style-name="T12">splitetdVokaleAusWort2 = []</text:span></text:p>
      <text:p text:style-name="P15"><text:s text:c="4"/><text:span text:style-name="T2">for </text:span><text:span text:style-name="T12">oneitem </text:span><text:span text:style-name="T2">in </text:span><text:span text:style-name="T12">vokaleausWort2:</text:span></text:p>
      <text:p text:style-name="P15"><text:s text:c="8"/><text:span text:style-name="T12">splitetdVokaleAusWort2.append(oneitem.split(</text:span><text:span text:style-name="T8">" "</text:span><text:span text:style-name="T12">))</text:span></text:p>
      <text:p text:style-name="P15"><text:s text:c="4"/><text:span text:style-name="T2">if </text:span><text:span text:style-name="T4">len</text:span><text:span text:style-name="T12">(vokaleausWort1) == </text:span><text:span text:style-name="T11">1 </text:span><text:span text:style-name="T2">and </text:span><text:span text:style-name="T4">len</text:span><text:span text:style-name="T12">(vokaleausWort2) == </text:span><text:span text:style-name="T11">1</text:span><text:span text:style-name="T12">:</text:span></text:p>
      <text:p text:style-name="P15"><text:s text:c="8"/><text:span text:style-name="T2">if </text:span><text:span text:style-name="T12">splitetdVokaleAusWort1[</text:span><text:span text:style-name="T11">0</text:span><text:span text:style-name="T12">][</text:span><text:span text:style-name="T11">0</text:span><text:span text:style-name="T12">] != splitetdVokaleAusWort2[</text:span><text:span text:style-name="T11">0</text:span><text:span text:style-name="T12">][</text:span><text:span text:style-name="T11">0</text:span><text:span text:style-name="T12">]:</text:span></text:p>
      <text:p text:style-name="P15"><text:s text:c="12"/><text:span text:style-name="T12">ifReim = </text:span><text:span text:style-name="T2">False</text:span></text:p>
      <text:p text:style-name="P15"><text:span text:style-name="T1"><text:s text:c="12"/></text:span><text:span text:style-name="T2">return </text:span><text:span text:style-name="T12">ifReim</text:span></text:p>
      <text:p text:style-name="P15"><text:s text:c="8"/><text:span text:style-name="T2">if </text:span><text:span text:style-name="T12">splitetdVokaleAusWort1[</text:span><text:span text:style-name="T11">0</text:span><text:span text:style-name="T12">][</text:span><text:span text:style-name="T11">0</text:span><text:span text:style-name="T12">] == splitetdVokaleAusWort2[</text:span><text:span text:style-name="T11">0</text:span><text:span text:style-name="T12">][</text:span><text:span text:style-name="T11">0</text:span><text:span text:style-name="T12">]:</text:span></text:p>
      <text:p text:style-name="P15"><text:s text:c="12"/><text:span text:style-name="T12">indexfind1 = wort1.find(wort2[</text:span><text:span text:style-name="T4">int</text:span><text:span text:style-name="T12">(splitetdVokaleAusWort2[</text:span><text:span text:style-name="T11">0</text:span><text:span text:style-name="T12">][</text:span><text:span text:style-name="T11">1</text:span><text:span text:style-name="T12">]):</text:span><text:span text:style-name="T4">len</text:span><text:span text:style-name="T12">(wort2)])</text:span></text:p>
      <text:p text:style-name="P15"><text:s text:c="12"/><text:span text:style-name="T12">indexfind2 = wort2.find(wort1[</text:span><text:span text:style-name="T4">int</text:span><text:span text:style-name="T12">(splitetdVokaleAusWort1[</text:span><text:span text:style-name="T11">0</text:span><text:span text:style-name="T12">]</text:span><text:soft-page-break/><text:span text:style-name="T12">[</text:span><text:span text:style-name="T11">1</text:span><text:span text:style-name="T12">]):</text:span><text:span text:style-name="T4">len</text:span><text:span text:style-name="T12">(wort1)])</text:span></text:p>
      <text:p text:style-name="P15"><text:s text:c="12"/><text:span text:style-name="T2">if </text:span><text:span text:style-name="T12">indexfind1 == -</text:span><text:span text:style-name="T11">1 </text:span><text:span text:style-name="T2">or </text:span><text:span text:style-name="T12">indexfind2 == -</text:span><text:span text:style-name="T11">1 </text:span><text:span text:style-name="T2">and </text:span><text:span text:style-name="T4">len</text:span><text:span text:style-name="T12">(wort2) - indexfind2 != </text:span><text:span text:style-name="T4">len</text:span><text:span text:style-name="T12">(wort1) - indexfind1:</text:span></text:p>
      <text:p text:style-name="P15"><text:s text:c="16"/><text:span text:style-name="T12">ifReim = </text:span><text:span text:style-name="T2">False</text:span></text:p>
      <text:p text:style-name="P15"><text:span text:style-name="T1"><text:s text:c="16"/></text:span><text:span text:style-name="T2">return </text:span><text:span text:style-name="T12">ifReim</text:span></text:p>
      <text:p text:style-name="P15"><text:s text:c="4"/><text:span text:style-name="T2">elif </text:span><text:span text:style-name="T4">len</text:span><text:span text:style-name="T12">(vokaleausWort1) &gt; </text:span><text:span text:style-name="T11">1 </text:span><text:span text:style-name="T2">and </text:span><text:span text:style-name="T4">len</text:span><text:span text:style-name="T12">(vokaleausWort2) &gt; </text:span><text:span text:style-name="T11">1</text:span><text:span text:style-name="T12">:</text:span></text:p>
      <text:p text:style-name="P15"><text:s text:c="8"/><text:span text:style-name="T2">if </text:span><text:span text:style-name="T12">splitetdVokaleAusWort1[</text:span><text:span text:style-name="T11">1</text:span><text:span text:style-name="T12">][</text:span><text:span text:style-name="T11">0</text:span><text:span text:style-name="T12">] != splitetdVokaleAusWort2[</text:span><text:span text:style-name="T11">1</text:span><text:span text:style-name="T12">][</text:span><text:span text:style-name="T11">0</text:span><text:span text:style-name="T12">]:</text:span></text:p>
      <text:p text:style-name="P15"><text:s text:c="12"/><text:span text:style-name="T12">ifReim = </text:span><text:span text:style-name="T2">False</text:span></text:p>
      <text:p text:style-name="P15"><text:span text:style-name="T1"><text:s text:c="12"/></text:span><text:span text:style-name="T2">return </text:span><text:span text:style-name="T12">ifReim</text:span></text:p>
      <text:p text:style-name="P15"><text:s text:c="8"/><text:span text:style-name="T2">if </text:span><text:span text:style-name="T12">splitetdVokaleAusWort1[</text:span><text:span text:style-name="T11">1</text:span><text:span text:style-name="T12">][</text:span><text:span text:style-name="T11">0</text:span><text:span text:style-name="T12">] == splitetdVokaleAusWort2[</text:span><text:span text:style-name="T11">1</text:span><text:span text:style-name="T12">][</text:span><text:span text:style-name="T11">0</text:span><text:span text:style-name="T12">]:</text:span></text:p>
      <text:p text:style-name="P15"><text:s text:c="12"/><text:span text:style-name="T12">indexfind1 = wort1.find(wort2[</text:span><text:span text:style-name="T4">int</text:span><text:span text:style-name="T12">(splitetdVokaleAusWort2[</text:span><text:span text:style-name="T11">1</text:span><text:span text:style-name="T12">][</text:span><text:span text:style-name="T11">1</text:span><text:span text:style-name="T12">]):</text:span><text:span text:style-name="T4">len</text:span><text:span text:style-name="T12">(wort2)])</text:span></text:p>
      <text:p text:style-name="P15"><text:s text:c="12"/><text:span text:style-name="T12">indexfind2 = wort2.find(wort1[</text:span><text:span text:style-name="T4">int</text:span><text:span text:style-name="T12">(splitetdVokaleAusWort1[</text:span><text:span text:style-name="T11">1</text:span><text:span text:style-name="T12">][</text:span><text:span text:style-name="T11">1</text:span><text:span text:style-name="T12">]):</text:span><text:span text:style-name="T4">len</text:span><text:span text:style-name="T12">(wort1)])</text:span></text:p>
      <text:p text:style-name="P15"><text:s text:c="12"/><text:span text:style-name="T2">if </text:span><text:span text:style-name="T12">indexfind1 == -</text:span><text:span text:style-name="T11">1 </text:span><text:span text:style-name="T2">or </text:span><text:span text:style-name="T12">indexfind2 == -</text:span><text:span text:style-name="T11">1 </text:span><text:span text:style-name="T2">and </text:span><text:span text:style-name="T4">len</text:span><text:span text:style-name="T12">(wort2) - indexfind2 != </text:span><text:span text:style-name="T4">len</text:span><text:span text:style-name="T12">(wort1) - indexfind1:</text:span></text:p>
      <text:p text:style-name="P15"><text:s text:c="16"/><text:span text:style-name="T12">ifReim = </text:span><text:span text:style-name="T2">False</text:span></text:p>
      <text:p text:style-name="P15"><text:span text:style-name="T1"><text:s text:c="16"/></text:span><text:span text:style-name="T2">return </text:span><text:span text:style-name="T12">ifReim</text:span></text:p>
      <text:p text:style-name="P15"><text:s text:c="4"/><text:span text:style-name="T2">elif </text:span><text:span text:style-name="T4">len</text:span><text:span text:style-name="T12">(vokaleausWort1) &gt; </text:span><text:span text:style-name="T11">1 </text:span><text:span text:style-name="T2">and </text:span><text:span text:style-name="T4">len</text:span><text:span text:style-name="T12">(vokaleausWort2) == </text:span><text:span text:style-name="T11">1</text:span><text:span text:style-name="T12">:</text:span></text:p>
      <text:p text:style-name="P15"><text:s text:c="8"/><text:span text:style-name="T2">if </text:span><text:span text:style-name="T12">splitetdVokaleAusWort1[</text:span><text:span text:style-name="T11">1</text:span><text:span text:style-name="T12">][</text:span><text:span text:style-name="T11">0</text:span><text:span text:style-name="T12">] != splitetdVokaleAusWort2[</text:span><text:span text:style-name="T11">0</text:span><text:span text:style-name="T12">][</text:span><text:span text:style-name="T11">1</text:span><text:span text:style-name="T12">]:</text:span></text:p>
      <text:p text:style-name="P15"><text:s text:c="12"/><text:span text:style-name="T12">ifReim = </text:span><text:span text:style-name="T2">False</text:span></text:p>
      <text:p text:style-name="P15"><text:span text:style-name="T1"><text:s text:c="12"/></text:span><text:span text:style-name="T2">return </text:span><text:span text:style-name="T12">ifReim</text:span></text:p>
      <text:p text:style-name="P15"><text:s text:c="8"/><text:span text:style-name="T2">if </text:span><text:span text:style-name="T12">splitetdVokaleAusWort1[</text:span><text:span text:style-name="T11">1</text:span><text:span text:style-name="T12">][</text:span><text:span text:style-name="T11">0</text:span><text:span text:style-name="T12">] == splitetdVokaleAusWort2[</text:span><text:span text:style-name="T11">0</text:span><text:span text:style-name="T12">][</text:span><text:span text:style-name="T11">1</text:span><text:span text:style-name="T12">]:</text:span></text:p>
      <text:p text:style-name="P15"><text:s text:c="12"/><text:span text:style-name="T12">indexfind1 = wort1.find(wort2[</text:span><text:span text:style-name="T4">int</text:span><text:span text:style-name="T12">(splitetdVokaleAusWort2[</text:span><text:span text:style-name="T11">0</text:span><text:span text:style-name="T12">][</text:span><text:span text:style-name="T11">1</text:span><text:span text:style-name="T12">]):</text:span><text:span text:style-name="T4">len</text:span><text:span text:style-name="T12">(wort2)])</text:span></text:p>
      <text:p text:style-name="P15"><text:s text:c="12"/><text:span text:style-name="T12">indexfind2 = wort2.find(wort1[</text:span><text:span text:style-name="T4">int</text:span><text:span text:style-name="T12">(splitetdVokaleAusWort1[</text:span><text:span text:style-name="T11">1</text:span><text:span text:style-name="T12">][</text:span><text:span text:style-name="T11">1</text:span><text:span text:style-name="T12">]):</text:span><text:span text:style-name="T4">len</text:span><text:span text:style-name="T12">(wort1)])</text:span></text:p>
      <text:p text:style-name="P15"><text:s text:c="12"/><text:span text:style-name="T2">if </text:span><text:span text:style-name="T12">indexfind1 == -</text:span><text:span text:style-name="T11">1 </text:span><text:span text:style-name="T2">or </text:span><text:span text:style-name="T12">indexfind2 == -</text:span><text:span text:style-name="T11">1 </text:span><text:span text:style-name="T2">and </text:span><text:span text:style-name="T4">len</text:span><text:span text:style-name="T12">(wort2) - indexfind2 != </text:span><text:span text:style-name="T4">len</text:span><text:span text:style-name="T12">(wort1) - indexfind1:</text:span></text:p>
      <text:p text:style-name="P15"><text:s text:c="16"/><text:span text:style-name="T12">ifReim = </text:span><text:span text:style-name="T2">False</text:span></text:p>
      <text:p text:style-name="P15"><text:span text:style-name="T1"><text:s text:c="16"/></text:span><text:span text:style-name="T2">return </text:span><text:span text:style-name="T12">ifReim</text:span></text:p>
      <text:p text:style-name="P15"><text:s text:c="4"/><text:span text:style-name="T2">elif </text:span><text:span text:style-name="T4">len</text:span><text:span text:style-name="T12">(vokaleausWort1) == </text:span><text:span text:style-name="T11">1 </text:span><text:span text:style-name="T2">and </text:span><text:span text:style-name="T4">len</text:span><text:span text:style-name="T12">(vokaleausWort2) &gt; </text:span><text:span text:style-name="T11">1</text:span><text:span text:style-name="T12">:</text:span></text:p>
      <text:p text:style-name="P15"><text:s text:c="8"/><text:span text:style-name="T2">if </text:span><text:span text:style-name="T12">splitetdVokaleAusWort1[</text:span><text:span text:style-name="T11">0</text:span><text:span text:style-name="T12">][</text:span><text:span text:style-name="T11">1</text:span><text:span text:style-name="T12">] != splitetdVokaleAusWort2[</text:span><text:span text:style-name="T11">1</text:span><text:span text:style-name="T12">][</text:span><text:span text:style-name="T11">0</text:span><text:span text:style-name="T12">]:</text:span></text:p>
      <text:p text:style-name="P15"><text:s text:c="12"/><text:span text:style-name="T12">ifReim = </text:span><text:span text:style-name="T2">False</text:span></text:p>
      <text:p text:style-name="P15"><text:span text:style-name="T1"><text:s text:c="12"/></text:span><text:span text:style-name="T2">return </text:span><text:span text:style-name="T12">ifReim</text:span></text:p>
      <text:p text:style-name="P15"><text:s text:c="8"/><text:span text:style-name="T2">if </text:span><text:span text:style-name="T12">splitetdVokaleAusWort1[</text:span><text:span text:style-name="T11">0</text:span><text:span text:style-name="T12">][</text:span><text:span text:style-name="T11">1</text:span><text:span text:style-name="T12">] == splitetdVokaleAusWort2[</text:span><text:span text:style-name="T11">1</text:span><text:span text:style-name="T12">][</text:span><text:span text:style-name="T11">0</text:span><text:span text:style-name="T12">]:</text:span></text:p>
      <text:p text:style-name="P15"><text:s text:c="12"/><text:span text:style-name="T12">indexfind1 = wort1.find(wort2[</text:span><text:span text:style-name="T4">int</text:span><text:span text:style-name="T12">(splitetdVokaleAusWort2[</text:span><text:span text:style-name="T11">1</text:span><text:span text:style-name="T12">][</text:span><text:span text:style-name="T11">1</text:span><text:span text:style-name="T12">]):</text:span><text:span text:style-name="T4">len</text:span><text:span text:style-name="T12">(wort2)])</text:span></text:p>
      <text:p text:style-name="P15"><text:s text:c="12"/><text:span text:style-name="T12">indexfind2 = wort2.find(wort1[</text:span><text:span text:style-name="T4">int</text:span><text:span text:style-name="T12">(splitetdVokaleAusWort1[</text:span><text:span text:style-name="T11">0</text:span><text:span text:style-name="T12">][</text:span><text:span text:style-name="T11">1</text:span><text:span text:style-name="T12">]):</text:span><text:span text:style-name="T4">len</text:span><text:span text:style-name="T12">(wort1)])</text:span></text:p>
      <text:p text:style-name="P15"><text:s text:c="12"/><text:span text:style-name="T2">if </text:span><text:span text:style-name="T12">indexfind1 == -</text:span><text:span text:style-name="T11">1 </text:span><text:span text:style-name="T2">or </text:span><text:span text:style-name="T12">indexfind2 == -</text:span><text:span text:style-name="T11">1 </text:span><text:span text:style-name="T2">and </text:span><text:span text:style-name="T4">len</text:span><text:span text:style-name="T12">(wort2) - indexfind2 != </text:span><text:span text:style-name="T4">len</text:span><text:span text:style-name="T12">(wort1) - indexfind1:</text:span></text:p>
      <text:p text:style-name="P15"><text:s text:c="16"/><text:span text:style-name="T12">ifReim = </text:span><text:span text:style-name="T2">False</text:span></text:p>
      <text:p text:style-name="P15"><text:span text:style-name="T1"><text:s text:c="16"/></text:span><text:span text:style-name="T2">return </text:span><text:span text:style-name="T12">ifReim</text:span></text:p>
      <text:p text:style-name="P17">#------------Regel 2---------------------</text:p>
      <text:p text:style-name="P15"><text:span text:style-name="T14"><text:s text:c="4"/></text:span><text:span text:style-name="T2">if </text:span><text:span text:style-name="T4">len</text:span><text:span text:style-name="T12">(wort1) &gt; </text:span><text:span text:style-name="T4">len</text:span><text:span text:style-name="T12">(wort2):</text:span></text:p>
      <text:p text:style-name="P15"><text:s text:c="8"/><text:span text:style-name="T12">shortestWord = wort2</text:span></text:p>
      <text:p text:style-name="P15"><text:s text:c="8"/><text:span text:style-name="T12">longestWord = wort1</text:span></text:p>
      <text:p text:style-name="P15"><text:s text:c="4"/><text:span text:style-name="T2">else</text:span><text:span text:style-name="T12">:</text:span></text:p>
      <text:p text:style-name="P15"><text:s text:c="8"/><text:span text:style-name="T12">shortestWord = wort1</text:span></text:p>
      <text:p text:style-name="P15"><text:s text:c="8"/><text:span text:style-name="T12">longestWord = wort2</text:span></text:p>
      <text:p text:style-name="P15"><text:s text:c="4"/><text:span text:style-name="T12">counter = </text:span><text:span text:style-name="T11">0</text:span></text:p>
      <text:p text:style-name="P15"><text:span text:style-name="T10"><text:s text:c="4"/></text:span><text:span text:style-name="T2">for </text:span><text:span text:style-name="T12">i </text:span><text:span text:style-name="T2">in </text:span><text:span text:style-name="T4">range</text:span><text:span text:style-name="T12">(-</text:span><text:span text:style-name="T11">1</text:span><text:span text:style-name="T2">,</text:span><text:span text:style-name="T12">-</text:span><text:span text:style-name="T11">1 </text:span><text:span text:style-name="T12">* </text:span><text:span text:style-name="T4">len</text:span><text:span text:style-name="T12">(shortestWord)</text:span><text:span text:style-name="T2">,</text:span><text:span text:style-name="T12">-</text:span><text:span text:style-name="T11">1</text:span><text:span text:style-name="T12">):</text:span></text:p>
      <text:p text:style-name="P15"><text:s text:c="8"/><text:span text:style-name="T2">if </text:span><text:span text:style-name="T12">shortestWord[i] == longestWord[i]:</text:span></text:p>
      <text:p text:style-name="P15"><text:s text:c="12"/><text:span text:style-name="T12">counter += </text:span><text:span text:style-name="T11">1</text:span></text:p>
      <text:p text:style-name="P15"><text:span text:style-name="T10"><text:s text:c="4"/></text:span><text:span text:style-name="T2">if </text:span><text:span text:style-name="T12">counter &lt; </text:span><text:span text:style-name="T4">len</text:span><text:span text:style-name="T12">(shortestWord) / </text:span><text:span text:style-name="T11">2</text:span><text:span text:style-name="T12">:</text:span></text:p>
      <text:p text:style-name="P15"><text:s text:c="8"/><text:span text:style-name="T12">ifReim = </text:span><text:span text:style-name="T2">False</text:span></text:p>
      <text:p text:style-name="P15"><text:span text:style-name="T1"><text:s text:c="8"/></text:span><text:span text:style-name="T2">return </text:span><text:span text:style-name="T12">ifReim</text:span></text:p>
      <text:p text:style-name="P15"><text:s text:c="4"/><text:span text:style-name="T15">#------------Regel3-------------------------</text:span></text:p>
      <text:p text:style-name="P15"><text:span text:style-name="T14"><text:s text:c="4"/></text:span><text:span text:style-name="T12">ifwortinwort = longestWord.find(shortestWord[</text:span><text:span text:style-name="T11">0</text:span><text:span text:style-name="T12">].lower() + shortestWord[</text:span><text:span text:style-name="T11">1</text:span><text:span text:style-name="T12">:])</text:span></text:p>
      <text:p text:style-name="P15"><text:s text:c="4"/><text:span text:style-name="T2">if </text:span><text:span text:style-name="T4">len</text:span><text:span text:style-name="T12">(longestWord) - </text:span><text:span text:style-name="T4">len</text:span><text:span text:style-name="T12">(shortestWord) == ifwortinwort:</text:span></text:p>
      <text:p text:style-name="P15"><text:s text:c="8"/><text:span text:style-name="T12">ifReim = </text:span><text:span text:style-name="T2">False</text:span></text:p>
      <text:p text:style-name="P15"><text:span text:style-name="T1"><text:s text:c="8"/></text:span><text:span text:style-name="T2">return </text:span><text:span text:style-name="T12">ifReim</text:span></text:p>
      <text:p text:style-name="P15"><text:s text:c="4"/><text:span text:style-name="T2">if </text:span><text:span text:style-name="T12">ifReim == </text:span><text:span text:style-name="T2">True</text:span><text:span text:style-name="T12">:</text:span></text:p>
      <text:p text:style-name="P15"><text:soft-page-break/><text:s text:c="8"/><text:span text:style-name="T2">return </text:span><text:span text:style-name="T12">ifReim</text:span></text:p>
      <text:p text:style-name="P17">#vokale aus einen Wort holen</text:p>
      <text:p text:style-name="P16"><text:span text:style-name="T1">def </text:span><text:span text:style-name="T9">vokaelauseinenWort</text:span>(wort):</text:p>
      <text:p text:style-name="P15"><text:s text:c="4"/><text:span text:style-name="T12">vokale = [</text:span><text:span text:style-name="T8">"a"</text:span><text:span text:style-name="T2">,</text:span><text:span text:style-name="T8">"e"</text:span><text:span text:style-name="T2">,</text:span><text:span text:style-name="T8">"i"</text:span><text:span text:style-name="T2">,</text:span><text:span text:style-name="T8">"o"</text:span><text:span text:style-name="T2">,</text:span><text:span text:style-name="T8">"u"</text:span><text:span text:style-name="T2">,</text:span><text:span text:style-name="T8">"A"</text:span><text:span text:style-name="T2">,</text:span><text:span text:style-name="T8">"E"</text:span><text:span text:style-name="T2">,</text:span><text:span text:style-name="T8">"I"</text:span><text:span text:style-name="T2">,</text:span><text:span text:style-name="T8">"O"</text:span><text:span text:style-name="T2">,</text:span><text:span text:style-name="T8">"U"</text:span><text:span text:style-name="T2">,</text:span><text:span text:style-name="T8">"ä"</text:span><text:span text:style-name="T2">,</text:span><text:span text:style-name="T8">"ü"</text:span><text:span text:style-name="T2">,</text:span><text:span text:style-name="T8">"ö"</text:span><text:span text:style-name="T2">,</text:span><text:span text:style-name="T8">"Ä"</text:span><text:span text:style-name="T2">,</text:span><text:span text:style-name="T8">"Ü"</text:span><text:span text:style-name="T2">,</text:span><text:span text:style-name="T8">"Ö"</text:span><text:span text:style-name="T12">]</text:span></text:p>
      <text:p text:style-name="P15"><text:s text:c="4"/><text:span text:style-name="T12">vokaleListeFuerWort = []</text:span></text:p>
      <text:p text:style-name="P15"><text:s text:c="4"/><text:span text:style-name="T2">for </text:span><text:span text:style-name="T12">i </text:span><text:span text:style-name="T2">in </text:span><text:span text:style-name="T4">range</text:span><text:span text:style-name="T12">(</text:span><text:span text:style-name="T4">len</text:span><text:span text:style-name="T12">(wort) - </text:span><text:span text:style-name="T11">1</text:span><text:span text:style-name="T2">,</text:span><text:span text:style-name="T12">-</text:span><text:span text:style-name="T11">1</text:span><text:span text:style-name="T2">,</text:span><text:span text:style-name="T12">-</text:span><text:span text:style-name="T11">1</text:span><text:span text:style-name="T12">):</text:span></text:p>
      <text:p text:style-name="P15"><text:s text:c="8"/><text:span text:style-name="T2">for </text:span><text:span text:style-name="T12">oneVokal </text:span><text:span text:style-name="T2">in </text:span><text:span text:style-name="T12">vokale:</text:span></text:p>
      <text:p text:style-name="P15"><text:s text:c="12"/><text:span text:style-name="T2">if </text:span><text:span text:style-name="T12">wort[i] == oneVokal:</text:span></text:p>
      <text:p text:style-name="P15"><text:s text:c="16"/><text:span text:style-name="T2">if </text:span><text:span text:style-name="T12">wort[i - </text:span><text:span text:style-name="T11">1</text:span><text:span text:style-name="T12">] == </text:span><text:span text:style-name="T8">"a" </text:span><text:span text:style-name="T2">or </text:span><text:span text:style-name="T12">wort[i - </text:span><text:span text:style-name="T11">1</text:span><text:span text:style-name="T12">] == </text:span><text:span text:style-name="T8">"A" </text:span><text:span text:style-name="T2">and </text:span><text:span text:style-name="T12">wort[i] == </text:span><text:span text:style-name="T8">"u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a" </text:span><text:span text:style-name="T2">or </text:span><text:span text:style-name="T12">wort[i - </text:span><text:span text:style-name="T11">1</text:span><text:span text:style-name="T12">] == </text:span><text:span text:style-name="T8">"A" </text:span><text:span text:style-name="T2">and </text:span><text:span text:style-name="T12">wort[i] == </text:span><text:span text:style-name="T8">"i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e" </text:span><text:span text:style-name="T2">or </text:span><text:span text:style-name="T12">wort[i - </text:span><text:span text:style-name="T11">1</text:span><text:span text:style-name="T12">] == </text:span><text:span text:style-name="T8">"E" </text:span><text:span text:style-name="T2">and </text:span><text:span text:style-name="T12">wort[i] == </text:span><text:span text:style-name="T8">"i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e" </text:span><text:span text:style-name="T2">or </text:span><text:span text:style-name="T12">wort[i - </text:span><text:span text:style-name="T11">1</text:span><text:span text:style-name="T12">] == </text:span><text:span text:style-name="T8">"E" </text:span><text:span text:style-name="T2">and </text:span><text:span text:style-name="T12">wort[i] == </text:span><text:span text:style-name="T8">"u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ä" </text:span><text:span text:style-name="T2">or </text:span><text:span text:style-name="T12">wort[i - </text:span><text:span text:style-name="T11">1</text:span><text:span text:style-name="T12">] == </text:span><text:span text:style-name="T8">"Ä" </text:span><text:span text:style-name="T2">and </text:span><text:span text:style-name="T12">wort[i] == </text:span><text:span text:style-name="T8">"u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i" </text:span><text:span text:style-name="T2">or </text:span><text:span text:style-name="T12">wort[i - </text:span><text:span text:style-name="T11">1</text:span><text:span text:style-name="T12">] == </text:span><text:span text:style-name="T8">"I" </text:span><text:span text:style-name="T2">and </text:span><text:span text:style-name="T12">wort[i] == </text:span><text:span text:style-name="T8">"e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e" </text:span><text:span text:style-name="T2">or </text:span><text:span text:style-name="T12">wort[i - </text:span><text:span text:style-name="T11">1</text:span><text:span text:style-name="T12">] == </text:span><text:span text:style-name="T8">"E" </text:span><text:span text:style-name="T2">and </text:span><text:span text:style-name="T12">wort[i] == </text:span><text:span text:style-name="T8">"e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a" </text:span><text:span text:style-name="T2">or </text:span><text:span text:style-name="T12">wort[i - </text:span><text:span text:style-name="T11">1</text:span><text:span text:style-name="T12">] == </text:span><text:span text:style-name="T8">"A" </text:span><text:span text:style-name="T2">and </text:span><text:span text:style-name="T12">wort[i] == </text:span><text:span text:style-name="T8">"a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if </text:span><text:span text:style-name="T12">wort[i - </text:span><text:span text:style-name="T11">1</text:span><text:span text:style-name="T12">] == </text:span><text:span text:style-name="T8">"o" </text:span><text:span text:style-name="T2">or </text:span><text:span text:style-name="T12">wort[i - </text:span><text:span text:style-name="T11">1</text:span><text:span text:style-name="T12">] == </text:span><text:span text:style-name="T8">"O" </text:span><text:span text:style-name="T2">and </text:span><text:span text:style-name="T12">wort[i] == </text:span><text:span text:style-name="T8">"o"</text:span><text:span text:style-name="T12">:</text:span></text:p>
      <text:p text:style-name="P15"><text:s text:c="20"/><text:span text:style-name="T12">vokaleListeFuerWort.append(wort[i - </text:span><text:span text:style-name="T11">1</text:span><text:span text:style-name="T12">] + wort[i] + </text:span><text:span text:style-name="T8">" " </text:span><text:span text:style-name="T12">+ </text:span><text:span text:style-name="T4">str</text:span><text:span text:style-name="T12">(i))</text:span></text:p>
      <text:p text:style-name="P15"><text:s text:c="16"/><text:span text:style-name="T2">else</text:span><text:span text:style-name="T12">:</text:span></text:p>
      <text:p text:style-name="P15"><text:s text:c="20"/><text:span text:style-name="T2">if </text:span><text:span text:style-name="T12">i + </text:span><text:span text:style-name="T11">1 </text:span><text:span text:style-name="T12">&lt; </text:span><text:span text:style-name="T4">len</text:span><text:span text:style-name="T12">(wort):</text:span></text:p>
      <text:p text:style-name="P15"><text:s text:c="24"/><text:span text:style-name="T2">if </text:span><text:span text:style-name="T12">wort[i + </text:span><text:span text:style-name="T11">1</text:span><text:span text:style-name="T12">] != </text:span><text:span text:style-name="T8">"u" </text:span><text:span text:style-name="T2">and </text:span><text:span text:style-name="T12">wort[i + </text:span><text:span text:style-name="T11">1</text:span><text:span text:style-name="T12">] != </text:span><text:span text:style-name="T8">"i" </text:span><text:span text:style-name="T2">and </text:span><text:span text:style-name="T12">wort[i + </text:span><text:span text:style-name="T11">1</text:span><text:span text:style-name="T12">] != </text:span><text:span text:style-name="T8">"e"</text:span><text:span text:style-name="T12">:</text:span></text:p>
      <text:p text:style-name="P15"><text:s text:c="28"/><text:span text:style-name="T12">vokaleListeFuerWort.append(wort[i] + </text:span><text:span text:style-name="T8">" " </text:span><text:span text:style-name="T12">+ </text:span><text:span text:style-name="T4">str</text:span><text:span text:style-name="T12">(i))</text:span></text:p>
      <text:p text:style-name="P15"><text:s text:c="20"/><text:span text:style-name="T2">if </text:span><text:span text:style-name="T12">wort.endswith(oneVokal) </text:span><text:span text:style-name="T2">and </text:span><text:span text:style-name="T12">wort[-</text:span><text:span text:style-name="T11">2</text:span><text:span text:style-name="T12">] != oneVokal:</text:span></text:p>
      <text:p text:style-name="P15"><text:s text:c="24"/><text:span text:style-name="T12">vokaleListeFuerWort.append(wort[i] + </text:span><text:span text:style-name="T8">" " </text:span><text:span text:style-name="T12">+ </text:span><text:span text:style-name="T4">str</text:span><text:span text:style-name="T12">(i))</text:span></text:p>
      <text:p text:style-name="P15"><text:s text:c="4"/><text:span text:style-name="T2">return </text:span><text:span text:style-name="T12">vokaleListeFuerWort</text:span></text:p>
      <text:p text:style-name="P16">woerterListe = []</text:p>
      <text:p text:style-name="P16"><text:span text:style-name="T1">with </text:span><text:span text:style-name="T3">open</text:span>(<text:span text:style-name="T7">"woerterListe1.txt"</text:span><text:span text:style-name="T1">,</text:span><text:span text:style-name="T13">encoding</text:span>=<text:span text:style-name="T7">"utf8"</text:span>) <text:span text:style-name="T1">as </text:span>file:</text:p>
      <text:p text:style-name="P15"><text:s text:c="4"/><text:span text:style-name="T2">for </text:span><text:span text:style-name="T12">line </text:span><text:span text:style-name="T2">in </text:span><text:span text:style-name="T12">file:</text:span></text:p>
      <text:p text:style-name="P15"><text:s text:c="8"/><text:span text:style-name="T12">woerterListe.append(line.strip())</text:span></text:p>
      <text:p text:style-name="P16"><text:span text:style-name="T1">for </text:span>oneword <text:span text:style-name="T1">in </text:span>woerterListe:</text:p>
      <text:p text:style-name="P15"><text:s text:c="4"/><text:span text:style-name="T2">for </text:span><text:span text:style-name="T12">anotherWord </text:span><text:span text:style-name="T2">in </text:span><text:span text:style-name="T12">woerterListe:</text:span></text:p>
      <text:p text:style-name="P15"><text:s text:c="8"/><text:span text:style-name="T2">if </text:span><text:span text:style-name="T12">oneword == anotherWord:</text:span></text:p>
      <text:p text:style-name="P15"><text:s text:c="12"/><text:span text:style-name="T2">continue</text:span></text:p>
      <text:p text:style-name="P15"><text:span text:style-name="T1"><text:s text:c="8"/></text:span><text:span text:style-name="T12">ifReim = checkifReim(oneword</text:span><text:span text:style-name="T2">,</text:span><text:span text:style-name="T12">anotherWord)</text:span></text:p>
      <text:p text:style-name="P15"><text:s text:c="8"/><text:span text:style-name="T2">if </text:span><text:span text:style-name="T12">ifReim == </text:span><text:span text:style-name="T2">True</text:span><text:span text:style-name="T12">:</text:span></text:p>
      <text:p text:style-name="P19"><text:s text:c="12"/><text:span text:style-name="T4">print</text:span><text:span text:style-name="T12">(oneword + </text:span><text:span text:style-name="T8">" und " </text:span><text:span text:style-name="T12">+ anotherWord + </text:span><text:span text:style-name="T8">" reimen sich."</text:span><text:span text:style-name="T12">)</text:span></text:p>
      <text:p text:style-name="Standard"><text:soft-page-break/></text:p>
      <text:h text:style-name="P25" text:outline-level="1"/>
      <text:h text:style-name="P25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01T12:35:54.68</meta:creation-date>
    <dc:date>2022-11-17T23:24:23.34</dc:date>
    <dc:creator>George Gorgi</dc:creator>
    <meta:editing-duration>PT7H21M51S</meta:editing-duration>
    <meta:editing-cycles>34</meta:editing-cycles>
    <meta:generator>OpenOffice/4.1.11$Win32 OpenOffice.org_project/4111m1$Build-9808</meta:generator>
    <meta:document-statistic meta:table-count="0" meta:image-count="0" meta:object-count="0" meta:page-count="13" meta:paragraph-count="319" meta:word-count="2200" meta:character-count="16811"/>
  </office:meta>
</office:document-meta>
</file>